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5pt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5pt solid #000000"/>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5pt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0.5pt solid #000000"/>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0.5pt solid #000000"/>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padding="0.097cm" fo:border="0.5pt solid #000000"/>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0.5pt solid #000000"/>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0.5pt solid #000000"/>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padding="0.097cm" fo:border="0.5pt solid #000000"/>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padding="0.097cm" fo:border="0.5pt solid #000000"/>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0.5pt solid #000000"/>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0.5pt solid #000000"/>
    </style:style>
    <style:style style:name="P1" style:family="paragraph" style:parent-style-name="Preformatted_20_Text">
      <style:text-properties style:font-name="Arial2" fo:font-size="11pt" officeooo:paragraph-rsid="0019e104"/>
    </style:style>
    <style:style style:name="P2" style:family="paragraph" style:parent-style-name="Preformatted_20_Text">
      <style:text-properties officeooo:paragraph-rsid="0019e104"/>
    </style:style>
    <style:style style:name="P3" style:family="paragraph" style:parent-style-name="Table_20_Contents">
      <style:text-properties style:font-name="Arial2" fo:font-size="11pt" officeooo:paragraph-rsid="0019e104"/>
    </style:style>
    <style:style style:name="P4" style:family="paragraph" style:parent-style-name="Text_20_body">
      <style:text-properties officeooo:rsid="03578cd7" officeooo:paragraph-rsid="0019e104"/>
    </style:style>
    <style:style style:name="P5" style:family="paragraph" style:parent-style-name="Text_20_body">
      <style:text-properties officeooo:rsid="03588091" officeooo:paragraph-rsid="0019e104"/>
    </style:style>
    <style:style style:name="P6" style:family="paragraph" style:parent-style-name="Text_20_body">
      <style:text-properties officeooo:rsid="0358bbdd" officeooo:paragraph-rsid="0019e104"/>
    </style:style>
    <style:style style:name="P7" style:family="paragraph" style:parent-style-name="Text_20_body">
      <style:text-properties officeooo:paragraph-rsid="0019e104"/>
    </style:style>
    <style:style style:name="P8" style:family="paragraph" style:parent-style-name="Text_20_body">
      <style:paragraph-properties fo:break-before="page"/>
      <style:text-properties officeooo:paragraph-rsid="0019e104"/>
    </style:style>
    <style:style style:name="T1" style:family="text">
      <style:text-properties style:font-name="Arial2" fo:font-size="11pt" style:font-size-asian="10pt" style:font-size-complex="10pt"/>
    </style:style>
    <style:style style:name="T2" style:family="text">
      <style:text-properties style:font-name="Arial2" fo:font-size="11pt" officeooo:rsid="035a2629" style:font-size-asian="10pt" style:font-size-complex="10pt"/>
    </style:style>
    <style:style style:name="T3" style:family="text">
      <style:text-properties style:font-name="Arial2" fo:font-size="11pt" officeooo:rsid="0358bbdd" style:font-size-asian="10pt" style:font-size-complex="10pt"/>
    </style:style>
    <style:style style:name="T4" style:family="text">
      <style:text-properties style:font-name="Arial2" fo:font-size="11pt" officeooo:rsid="035af2e4" style:font-size-asian="10pt" style:font-size-complex="10pt"/>
    </style:style>
    <style:style style:name="T5" style:family="text">
      <style:text-properties style:font-name="Arial2" fo:font-size="11pt" style:font-name-asian="NSimSun" style:font-size-asian="10pt" style:font-name-complex="Liberation Mono" style:font-size-complex="10pt"/>
    </style:style>
    <style:style style:name="T6" style:family="text">
      <style:text-properties style:font-name="Arial2" fo:font-size="11pt" officeooo:rsid="03588091" style:font-name-asian="NSimSun" style:font-size-asian="10pt" style:font-name-complex="Liberation Mono" style:font-size-complex="10pt"/>
    </style:style>
    <style:style style:name="T7" style:family="text">
      <style:text-properties officeooo:rsid="035880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349_2047993876"/>Deployment auf GCP (Google Cloud Platform)<text:bookmark-end text:name="__RefHeading___Toc1349_2047993876"/></text:p>
      <text:p text:style-name="P4">Mithilfe diesen Schritten, kann die App in einer GCP Cloud Compute VM-Resource betrieben werden. Dafür wird die gcloud-CLI vorausgesetzt. Ebenso muss das Login in GCP bereits erfolgt sein. <text:span text:style-name="T7">Zustätzlich muss terraform installiert sein.</text:span></text:p>
      <text:p text:style-name="P7"/>
      <text:p text:style-name="P5">Als erstes wird ein neues Projekt erstellt für das Billing.</text:p>
      <table:table table:name="Tabelle8" table:style-name="Tabelle8">
        <table:table-column table:style-name="Tabelle8.A"/>
        <table:table-row>
          <table:table-cell table:style-name="Tabelle8.A1" office:value-type="string">
            <text:p text:style-name="P1">gcloud projects create <text:span text:style-name="T7">vcid</text:span></text:p>
          </table:table-cell>
        </table:table-row>
      </table:table>
      <text:p text:style-name="P5"/>
      <text:p text:style-name="P5">Die erstellte Projekt-ID auslesen.</text:p>
      <table:table table:name="Tabelle9" table:style-name="Tabelle9">
        <table:table-column table:style-name="Tabelle9.A"/>
        <table:table-row>
          <table:table-cell table:style-name="Tabelle9.A1" office:value-type="string">
            <text:p text:style-name="P3">gcloud projects list</text:p>
          </table:table-cell>
        </table:table-row>
      </table:table>
      <text:p text:style-name="P5"/>
      <text:p text:style-name="P5">Projekt auswählen für das Deployment.</text:p>
      <table:table table:name="Tabelle10" table:style-name="Tabelle10">
        <table:table-column table:style-name="Tabelle10.A"/>
        <table:table-row>
          <table:table-cell table:style-name="Tabelle10.A1" office:value-type="string">
            <text:p text:style-name="P3">gcloud config set project vcid-435813</text:p>
          </table:table-cell>
        </table:table-row>
      </table:table>
      <text:p text:style-name="P5"/>
      <text:p text:style-name="P5">In dem Projekt muss die Compute Engine API aktiviert sein.</text:p>
      <table:table table:name="Tabelle11" table:style-name="Tabelle11">
        <table:table-column table:style-name="Tabelle11.A"/>
        <table:table-row>
          <table:table-cell table:style-name="Tabelle11.A1" office:value-type="string">
            <text:p text:style-name="P1">gcloud services enable compute.googleapis.com</text:p>
          </table:table-cell>
        </table:table-row>
      </table:table>
      <text:p text:style-name="P5"/>
      <text:p text:style-name="P5">Erstelle der Terraform Konfigurationsdatei (main.tf) mit nachfolgendem Inhalt. Mihilfe dieser Datei werden </text:p>
      <table:table table:name="Tabelle12" table:style-name="Tabelle12">
        <table:table-column table:style-name="Tabelle12.A"/>
        <table:table-row>
          <table:table-cell table:style-name="Tabelle12.A1" office:value-type="string">
            <text:p text:style-name="P2"><text:span text:style-name="Source_20_Text"><text:span text:style-name="T5">resource "google_compute_instance" "default" {</text:span></text:span></text:p>
            <text:p text:style-name="P2"><text:span text:style-name="Source_20_Text"><text:span text:style-name="T5"><text:s text:c="2"/>name <text:s text:c="8"/>= "</text:span></text:span><text:span text:style-name="Source_20_Text"><text:span text:style-name="T6">vcidvm</text:span></text:span><text:span text:style-name="Source_20_Text"><text:span text:style-name="T5">"</text:span></text:span></text:p>
            <text:p text:style-name="P2"><text:span text:style-name="Source_20_Text"><text:span text:style-name="T5"><text:s text:c="2"/>machine_type = "n2-standard-2"</text:span></text:span></text:p>
            <text:p text:style-name="P2"><text:span text:style-name="Source_20_Text"><text:span text:style-name="T5"><text:s text:c="2"/>zone <text:s text:c="8"/>= "us-central1-a"</text:span></text:span></text:p>
            <text:p text:style-name="P2"><text:span text:style-name="Source_20_Text"><text:span text:style-name="T5"/></text:span></text:p>
            <text:p text:style-name="P2"><text:span text:style-name="Source_20_Text"><text:span text:style-name="T5"><text:s text:c="2"/>boot_disk {</text:span></text:span></text:p>
            <text:p text:style-name="P2"><text:span text:style-name="Source_20_Text"><text:span text:style-name="T5"><text:s text:c="4"/>initialize_params {</text:span></text:span></text:p>
            <text:p text:style-name="P2"><text:span text:style-name="Source_20_Text"><text:span text:style-name="T5"><text:s text:c="6"/>image = "debian-cloud/debian-11"</text:span></text:span></text:p>
            <text:p text:style-name="P2"><text:span text:style-name="Source_20_Text"><text:span text:style-name="T5"><text:s text:c="4"/>}</text:span></text:span></text:p>
            <text:p text:style-name="P2"><text:span text:style-name="Source_20_Text"><text:span text:style-name="T5"><text:s text:c="2"/>}</text:span></text:span></text:p>
            <text:p text:style-name="P2"><text:span text:style-name="Source_20_Text"><text:span text:style-name="T5">}</text:span></text:span></text:p>
          </table:table-cell>
        </table:table-row>
      </table:table>
      <text:p text:style-name="P5"/>
      <text:p text:style-name="P6">Für das Deployment mit terraform, mit nachfolgenden schritten, muss die Location im Ordner mit der oben erstellten main.tf Datei sein. Als erstes muss Terraform initializiert werden mit nachfogendem Befehl.</text:p>
      <table:table table:name="Tabelle13" table:style-name="Tabelle13">
        <table:table-column table:style-name="Tabelle13.A"/>
        <table:table-row>
          <table:table-cell table:style-name="Tabelle13.A1" office:value-type="string">
            <text:p text:style-name="P3">terraform init</text:p>
          </table:table-cell>
        </table:table-row>
      </table:table>
      <text:p text:style-name="P7"><text:span text:style-name="Source_20_Text"><text:span text:style-name="T1"/></text:span></text:p>
      <text:p text:style-name="P8"><text:span text:style-name="Source_20_Text"><text:span text:style-name="T3">Sobald terrafrom initialisiert ist, kann mithilfe von «plan» die zu erstellende Infrastruktur angezeigt werden.</text:span></text:span></text:p>
      <table:table table:name="Tabelle14" table:style-name="Tabelle14">
        <table:table-column table:style-name="Tabelle14.A"/>
        <table:table-row>
          <table:table-cell table:style-name="Tabelle14.A1" office:value-type="string">
            <text:p text:style-name="P3">terraform plan</text:p>
          </table:table-cell>
        </table:table-row>
      </table:table>
      <text:p text:style-name="P7"><text:span text:style-name="Source_20_Text"><text:span text:style-name="T3"/></text:span></text:p>
      <text:p text:style-name="P7"><text:span text:style-name="Source_20_Text"><text:span text:style-name="T3">Danach kann mithilfe von apply die Ressource erstellt werden.</text:span></text:span></text:p>
      <table:table table:name="Tabelle15" table:style-name="Tabelle15">
        <table:table-column table:style-name="Tabelle15.A"/>
        <table:table-row>
          <table:table-cell table:style-name="Tabelle15.A1" office:value-type="string">
            <text:p text:style-name="P3">terraform apply</text:p>
          </table:table-cell>
        </table:table-row>
      </table:table>
      <text:p text:style-name="P7"><text:span text:style-name="Source_20_Text"><text:span text:style-name="T3"/></text:span></text:p>
      <text:p text:style-name="P7"><text:span text:style-name="Source_20_Text"><text:span text:style-name="T3">Sobald die Ressource in GCP erstellt ist, kann mithilfe von SSH darauf zugegriffen werden. Dafür bietet Google Cloud CLI einen Command.</text:span></text:span></text:p>
      <table:table table:name="Tabelle16" table:style-name="Tabelle16">
        <table:table-column table:style-name="Tabelle16.A"/>
        <table:table-row>
          <table:table-cell table:style-name="Tabelle16.A1" office:value-type="string">
            <text:p text:style-name="P3">gcloud compute ssh vcidvm</text:p>
          </table:table-cell>
        </table:table-row>
      </table:table>
      <text:p text:style-name="P7"><text:span text:style-name="Source_20_Text"><text:span text:style-name="T3"/></text:span></text:p>
      <text:p text:style-name="P7"><text:span text:style-name="Source_20_Text"><text:span text:style-name="T2">Als erstes muss auf der VM Docker installiert werden. Dafür können nachfolgende Commands verwendet werden. Diese Commands stammen von der offiziellen Docker Seite (</text:span></text:span><text:a xlink:type="simple" xlink:href="https://docs.docker.com/engine/install/debian/" text:style-name="Internet_20_link" text:visited-style-name="Visited_20_Internet_20_Link"><text:span text:style-name="Source_20_Text"><text:span text:style-name="T2">https://docs.docker.com/engine/install/debian/</text:span></text:span></text:a><text:span text:style-name="Source_20_Text"><text:span text:style-name="T2">)</text:span></text:span></text:p>
      <table:table table:name="Tabelle17" table:style-name="Tabelle17">
        <table:table-column table:style-name="Tabelle17.A"/>
        <table:table-row>
          <table:table-cell table:style-name="Tabelle17.A1" office:value-type="string">
            <text:p text:style-name="P3">sudo apt-get update</text:p>
            <text:p text:style-name="P3">sudo apt-get install ca-certificates curl</text:p>
            <text:p text:style-name="P3">sudo install -m 0755 -d /etc/apt/keyrings</text:p>
            <text:p text:style-name="P3">sudo curl -fsSL https://download.docker.com/linux/debian/gpg -o /etc/apt/keyrings/docker.asc</text:p>
            <text:p text:style-name="P3">sudo chmod a+r /etc/apt/keyrings/docker.asc</text:p>
            <text:p text:style-name="P3"># Add the repository to Apt sources:</text:p>
            <text:p text:style-name="P3">echo <text:s text:c="2"/>"deb [arch=$(dpkg --print-architecture) signed-by=/etc/apt/keyrings/docker.asc] https://download.docker.com/linux/debian \</text:p>
            <text:p text:style-name="P3">$(. /etc/os-release &amp;&amp; echo "$VERSION_CODENAME") stable" | <text:s text:c="2"/>sudo tee /etc/apt/sources.list.d/docker.list &gt; /dev/null</text:p>
            <text:p text:style-name="P3">sudo apt-get update</text:p>
            <text:p text:style-name="P3">sudo apt-get install docker-ce docker-ce-cli containerd.io docker-buildx-plugin docker-compose-plugin</text:p>
          </table:table-cell>
        </table:table-row>
      </table:table>
      <text:p text:style-name="P7"><text:span text:style-name="Source_20_Text"><text:span text:style-name="T2"/></text:span></text:p>
      <text:p text:style-name="P7"><text:span text:style-name="Source_20_Text"><text:span text:style-name="T2">Nach der Installation kann ein Ort definiert werden in welchem das GitHub-Repository hin geklont werden kann. Dies wurde in diesem Fall unter /VCID geklont. Danach kann in das geklonte Verzeichnis navigiert werden.</text:span></text:span></text:p>
      <table:table table:name="Tabelle18" table:style-name="Tabelle18">
        <table:table-column table:style-name="Tabelle18.A"/>
        <table:table-row>
          <table:table-cell table:style-name="Tabelle18.A1" office:value-type="string">
            <text:p text:style-name="P3"># VM Setup Create App Dir and access it</text:p>
            <text:p text:style-name="P3">mkdir /VCID</text:p>
            <text:p text:style-name="P3">cd /VCID</text:p>
            <text:p text:style-name="P3"/>
            <text:p text:style-name="P3"># VM Setup Clone App repository</text:p>
            <text:p text:style-name="P3">git clone <text:a xlink:type="simple" xlink:href="https://github.com/gigersam/VCID_Praxisarbeit_Public.git" text:style-name="Internet_20_link" text:visited-style-name="Visited_20_Internet_20_Link">https://github.com/gigersam/VCID_Praxisarbeit_Public.git</text:a></text:p>
            <text:p text:style-name="P3"/>
            <text:p text:style-name="P3"># VM Setup Navigate to Project directory</text:p>
            <text:p text:style-name="P3">cd VCID_Praxisarbeit_Public</text:p>
          </table:table-cell>
        </table:table-row>
      </table:table>
      <text:p text:style-name="P7"><text:span text:style-name="Source_20_Text"><text:span text:style-name="T2"/></text:span></text:p>
      <text:p text:style-name="P7"><text:span text:style-name="Source_20_Text"><text:span text:style-name="T2"/></text:span></text:p>
      <text:p text:style-name="P8"><text:span text:style-name="Source_20_Text"><text:span text:style-name="T2">Nach dem klonen des Projekts, muss der App Docker-Container gebildet werden. Das bilden des Containers wird mit nachfolgendem Befehl ausgeführt.</text:span></text:span></text:p>
      <table:table table:name="Tabelle19" table:style-name="Tabelle19">
        <table:table-column table:style-name="Tabelle19.A"/>
        <table:table-row>
          <table:table-cell table:style-name="Tabelle19.A1" office:value-type="string">
            <text:p text:style-name="P3">sudo docker compose build</text:p>
          </table:table-cell>
        </table:table-row>
      </table:table>
      <text:p text:style-name="P7"><text:span text:style-name="Source_20_Text"><text:span text:style-name="T2"/></text:span></text:p>
      <text:p text:style-name="P7"><text:span text:style-name="Source_20_Text"><text:span text:style-name="T2">Für den Test, das die App gestartet werden kann, kann der nachfolgende Befehl ausgeführt werden.</text:span></text:span></text:p>
      <table:table table:name="Tabelle20" table:style-name="Tabelle20">
        <table:table-column table:style-name="Tabelle20.A"/>
        <table:table-row>
          <table:table-cell table:style-name="Tabelle20.A1" office:value-type="string">
            <text:p text:style-name="P3">sudo docker compose up</text:p>
          </table:table-cell>
        </table:table-row>
      </table:table>
      <text:p text:style-name="P7"><text:span text:style-name="Source_20_Text"><text:span text:style-name="T2"/></text:span></text:p>
      <text:p text:style-name="P7"><text:span text:style-name="Source_20_Text"><text:span text:style-name="T2">Damit bei einem allfälligen Reboot der Maschine die Container automatisch starten, kann das Compose File als Service registiert werden. Dafür wird die Datei docker-App-VCID.service benötigt. In dieser Datei wird definiert, dass der Service docker.service vorhanden sein muss. Der Service immer neugestartet wird, als user root ausgeführt werden muss und member von der Gruppe docker sein muss. Das WorkingDircetory gibt an in welchem Kontext der Service gestartet wird. Bei einem Start wird zuerst die Docker Compose Konfiguration gesto</text:span></text:span><text:span text:style-name="Source_20_Text"><text:span text:style-name="T4">p</text:span></text:span><text:span text:style-name="Source_20_Text"><text:span text:style-name="T2">pt und danach gestartet. Beim Stoppen legentlich gestoppt.</text:span></text:span></text:p>
      <table:table table:name="Tabelle21" table:style-name="Tabelle21">
        <table:table-column table:style-name="Tabelle21.A"/>
        <table:table-row>
          <table:table-cell table:style-name="Tabelle21.A1" office:value-type="string">
            <text:p text:style-name="P3">[Unit]</text:p>
            <text:p text:style-name="P3">Description=Docker Compose App VICD Service</text:p>
            <text:p text:style-name="P3">Requires=docker.service</text:p>
            <text:p text:style-name="P3">After=docker.service</text:p>
            <text:p text:style-name="P3"/>
            <text:p text:style-name="P3">[Service]</text:p>
            <text:p text:style-name="P3">Restart=always</text:p>
            <text:p text:style-name="P3">User=root</text:p>
            <text:p text:style-name="P3">Group=docker</text:p>
            <text:p text:style-name="P3">WorkingDirectory=/VCID/VCID_Praxisarbeit_Public</text:p>
            <text:p text:style-name="P3">ExecStartPre=docker compose -f docker-compose.yml stop</text:p>
            <text:p text:style-name="P3">ExecStart=docker compose -f docker-compose.yml up</text:p>
            <text:p text:style-name="P3">ExecStop=docker compose -f docker-compose.yml stop</text:p>
            <text:p text:style-name="P3"/>
            <text:p text:style-name="P3">[Install]</text:p>
            <text:p text:style-name="P3">WantedBy=multi-user.target</text:p>
          </table:table-cell>
        </table:table-row>
      </table:table>
      <text:p text:style-name="P7"><text:span text:style-name="Source_20_Text"><text:span text:style-name="T2"/></text:span></text:p>
      <text:p text:style-name="P7"><text:span text:style-name="Source_20_Text"><text:span text:style-name="T4">Die Datei </text:span></text:span><text:span text:style-name="Source_20_Text"><text:span text:style-name="T2">docker-App-VCID.service <text:s/>kann vom Projekt in den entsprechenden Ordner kopiert werden. </text:span></text:span><text:span text:style-name="Source_20_Text"><text:span text:style-name="T4">Danach muss der systemctl daemon neu geladen werden. Sobald dies geschehen ist, kann der Service enabled werden. Sobald dies geschehen ist, wird der Service bei jedem Reboot automatisch gestartet. Zum Test kann der Service neugestartet werden.</text:span></text:span></text:p>
      <table:table table:name="Tabelle22" table:style-name="Tabelle22">
        <table:table-column table:style-name="Tabelle22.A"/>
        <table:table-row>
          <table:table-cell table:style-name="Tabelle22.A1" office:value-type="string">
            <text:p text:style-name="P3">cp docker-App-VCID.service /etc/systemd/system/docker-App-VCID.service</text:p>
            <text:p text:style-name="P3">sudo systemctl daemon-reload</text:p>
            <text:p text:style-name="P3">sudo systemctl enable docker-App-VCID.service</text:p>
            <text:p text:style-name="P3">sudo systemctl restart docker-App-VCID.service</text:p>
          </table:table-cell>
        </table:table-row>
      </table:table>
      <text:p text:style-name="P7"><text:span text:style-name="Source_20_Text"><text:span text:style-name="T4"/></text:span></text:p>
      <text:p text:style-name="P7"><text:span text:style-name="Source_20_Text"><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02:08:23.108000000</meta:creation-date>
    <dc:date>2024-09-17T02:09:38.573000000</dc:date>
    <meta:editing-duration>PT1M15S</meta:editing-duration>
    <meta:editing-cycles>1</meta:editing-cycles>
    <meta:document-statistic meta:table-count="15" meta:image-count="0" meta:object-count="0" meta:page-count="3" meta:paragraph-count="72" meta:word-count="570" meta:character-count="4565" meta:non-whitespace-character-count="4022"/>
    <meta:generator>LibreOffice/7.6.2.1$Windows_X86_64 LibreOffice_project/56f7684011345957bbf33a7ee678afaf4d2ba333</meta:generator>
  </office:meta>
</office:document-meta>
</file>